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June 1, 2021 (05:46:1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1T17:46:22Z</meta:creation-date>
    <dc:date>2021-06-01T17:46:22Z</dc:date>
    <meta:user-defined meta:name="date" meta:value-type="string">June   1, 2021 (05:46:1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